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left" draw:textarea-vertical-align="top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-color="#ffd320" draw:textarea-horizontal-align="center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1cm" svg:height="0.61cm" svg:x="14.5cm" svg:y="3.6cm">
          <text:p text:style-name="P1"><text:span text:style-name="T1">Software Compare</text:span></text:p>
        </draw:rect>
        <draw:connector draw:style-name="gr2" draw:text-style-name="P1" draw:layer="layout" draw:type="curve" svg:x1="10.7cm" svg:y1="17.014cm" svg:x2="8.79cm" svg:y2="15.7cm" draw:start-shape="id1" draw:start-glue-point="3" draw:end-shape="id2" draw:end-glue-point="2" svg:d="m10700 17014c-1274 0-1910-438-1910-1314">
          <text:p/>
        </draw:connector>
        <draw:rect draw:style-name="gr3" draw:text-style-name="P4" xml:id="id12" draw:id="id12" draw:layer="layout" svg:width="5.271cm" svg:height="6.1cm" svg:x="1cm" svg:y="7.3cm">
          <text:p text:style-name="P3"><text:span text:style-name="T2">user_id</text:span></text:p>
          <text:p text:style-name="P3"><text:span text:style-name="T2">name</text:span></text:p>
          <text:p text:style-name="P3"><text:span text:style-name="T2">email</text:span></text:p>
          <text:p text:style-name="P3"><text:span text:style-name="T2">password</text:span></text:p>
          <text:p text:style-name="P3"><text:span text:style-name="T2">organization</text:span></text:p>
          <text:p text:style-name="P3"><text:span text:style-name="T2">position</text:span></text:p>
          <text:p text:style-name="P3"><text:span text:style-name="T2">phone</text:span></text:p>
          <text:p text:style-name="P3"><text:span text:style-name="T2">agreement_id</text:span></text:p>
          <text:p text:style-name="P3"><text:span text:style-name="T2">agreement_date</text:span></text:p>
          <text:p text:style-name="P3"><text:span text:style-name="T2">selected_task_group_id</text:span></text:p>
          <text:p text:style-name="P3"><text:span text:style-name="T2">selected_test_panel_id</text:span></text:p>
          <text:p text:style-name="P3"><text:span text:style-name="T2">selected_software_id</text:span></text:p>
          <text:p text:style-name="P3"><text:span text:style-name="T2">selected_test_panel_case_id</text:span></text:p>
          <text:p text:style-name="P3"><text:span text:style-name="T2">selected_test_case_id</text:span></text:p>
          <text:p text:style-name="P3"><text:span text:style-name="T2">selected_software_compare_id</text:span></text:p>
          <text:p text:style-name="P3"><text:span text:style-name="T2"/></text:p>
        </draw:rect>
        <draw:rect draw:style-name="gr1" draw:text-style-name="P2" xml:id="id4" draw:id="id4" draw:layer="layout" svg:width="5.271cm" svg:height="0.61cm" svg:x="1cm" svg:y="6.7cm">
          <text:p text:style-name="P1"><text:span text:style-name="T1">User</text:span></text:p>
        </draw:rect>
        <draw:rect draw:style-name="gr3" draw:text-style-name="P4" xml:id="id8" draw:id="id8" draw:layer="layout" svg:width="4.1cm" svg:height="2cm" svg:x="8.94cm" svg:y="1.6cm">
          <text:p text:style-name="P3"><text:span text:style-name="T2">task_group_id</text:span></text:p>
          <text:p text:style-name="P3"><text:span text:style-name="T2">label</text:span></text:p>
          <text:p text:style-name="P3"><text:span text:style-name="T2">primary_software_id</text:span></text:p>
          <text:p text:style-name="P3"><text:span text:style-name="T2"/></text:p>
          <text:p text:style-name="P3"><text:span text:style-name="T2"/></text:p>
        </draw:rect>
        <draw:rect draw:style-name="gr1" draw:text-style-name="P2" xml:id="id6" draw:id="id6" draw:layer="layout" svg:width="4.1cm" svg:height="0.61cm" svg:x="8.94cm" svg:y="1cm">
          <text:p text:style-name="P1"><text:span text:style-name="T1">Task Group</text:span></text:p>
        </draw:rect>
        <draw:rect draw:style-name="gr3" draw:text-style-name="P4" draw:layer="layout" svg:width="2.8cm" svg:height="1.854cm" svg:x="3.56cm" svg:y="1.6cm">
          <text:p text:style-name="P3"><text:span text:style-name="T2">expert_id</text:span></text:p>
          <text:p text:style-name="P3"><text:span text:style-name="T2">user_id</text:span></text:p>
          <text:p text:style-name="P3"><text:span text:style-name="T2">task_group_id</text:span></text:p>
          <text:p text:style-name="P3"><text:span text:style-name="T2">role_status</text:span></text:p>
        </draw:rect>
        <draw:rect draw:style-name="gr1" draw:text-style-name="P2" draw:layer="layout" svg:width="2.8cm" svg:height="0.61cm" svg:x="3.56cm" svg:y="1cm">
          <text:p text:style-name="P1"><text:span text:style-name="T1">Expert</text:span></text:p>
        </draw:rect>
        <draw:rect draw:style-name="gr1" draw:text-style-name="P2" xml:id="id10" draw:id="id10" draw:layer="layout" svg:width="2.3cm" svg:height="0.61cm" svg:x="14cm" svg:y="2.4cm">
          <text:p text:style-name="P1"><text:span text:style-name="T1">Software</text:span></text:p>
        </draw:rect>
        <draw:rect draw:style-name="gr3" draw:text-style-name="P4" draw:layer="layout" svg:width="3.26cm" svg:height="1.4cm" svg:x="9.84cm" svg:y="4.4cm">
          <text:p text:style-name="P3"><text:span text:style-name="T2">test_panel_id</text:span></text:p>
          <text:p text:style-name="P3"><text:span text:style-name="T2">task_group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xml:id="id20" draw:id="id20" draw:layer="layout" svg:width="3.26cm" svg:height="0.61cm" svg:x="9.84cm" svg:y="3.8cm">
          <text:p text:style-name="P1"><text:span text:style-name="T1">Test Panel</text:span></text:p>
        </draw:rect>
        <draw:rect draw:style-name="gr3" draw:text-style-name="P4" xml:id="id24" draw:id="id24" draw:layer="layout" svg:width="2.65cm" svg:height="3.387cm" svg:x="18.55cm" svg:y="8.3cm">
          <text:p text:style-name="P3"><text:span text:style-name="T2">test_case_id</text:span></text:p>
          <text:p text:style-name="P3"><text:span text:style-name="T2">label</text:span></text:p>
          <text:p text:style-name="P3"><text:span text:style-name="T2">description</text:span></text:p>
          <text:p text:style-name="P3"><text:span text:style-name="T2">eval_date</text:span></text:p>
          <text:p text:style-name="P3"><text:span text:style-name="T2">patient_first</text:span></text:p>
          <text:p text:style-name="P3"><text:span text:style-name="T2">patient_last</text:span></text:p>
          <text:p text:style-name="P3"><text:span text:style-name="T2">patient_sex</text:span></text:p>
          <text:p text:style-name="P3"><text:span text:style-name="T2">patient_dob</text:span></text:p>
          <text:p text:style-name="P3"><text:span text:style-name="T2"/></text:p>
        </draw:rect>
        <draw:rect draw:style-name="gr1" draw:text-style-name="P2" xml:id="id22" draw:id="id22" draw:layer="layout" svg:width="2.65cm" svg:height="0.61cm" svg:x="18.55cm" svg:y="7.7cm">
          <text:p text:style-name="P1"><text:span text:style-name="T1">Test Case</text:span></text:p>
        </draw:rect>
        <draw:rect draw:style-name="gr3" draw:text-style-name="P4" draw:layer="layout" svg:width="2.46cm" svg:height="2.918cm" svg:x="15.24cm" svg:y="8.982cm">
          <text:p text:style-name="P3"><text:span text:style-name="T2">result_status</text:span></text:p>
          <text:p text:style-name="P3"><text:span text:style-name="T2">label</text:span></text:p>
          <text:p text:style-name="P3"><text:span text:style-name="T2"><text:s/></text:span><text:span text:style-name="T2">- pass</text:span></text:p>
          <text:p text:style-name="P3"><text:span text:style-name="T2"><text:s/></text:span><text:span text:style-name="T2">- accept</text:span></text:p>
          <text:p text:style-name="P3"><text:span text:style-name="T2"><text:s/></text:span><text:span text:style-name="T2">- fail</text:span></text:p>
          <text:p text:style-name="P3"><text:span text:style-name="T2"><text:s/></text:span><text:span text:style-name="T2">- research</text:span></text:p>
          <text:p text:style-name="P3"><text:span text:style-name="T2"><text:s/></text:span><text:span text:style-name="T2">- fixed</text:span></text:p>
        </draw:rect>
        <draw:rect draw:style-name="gr4" draw:text-style-name="P2" draw:layer="layout" svg:width="2.46cm" svg:height="0.5cm" svg:x="15.24cm" svg:y="8.482cm">
          <text:p text:style-name="P1"><text:span text:style-name="T1">Result</text:span></text:p>
        </draw:rect>
        <draw:rect draw:style-name="gr3" draw:text-style-name="P4" draw:layer="layout" svg:width="3.6cm" svg:height="5.4cm" svg:x="22.54cm" svg:y="6.1cm">
          <text:p text:style-name="P3"><text:span text:style-name="T2">forecast_actual_id</text:span></text:p>
          <text:p text:style-name="P3"><text:span text:style-name="T2">software_id</text:span></text:p>
          <text:p text:style-name="P3"><text:span text:style-name="T2">schedule_name</text:span></text:p>
          <text:p text:style-name="P3"><text:span text:style-name="T2">run_date</text:span></text:p>
          <text:p text:style-name="P3"><text:span text:style-name="T2">log_text</text:span></text:p>
          <text:p text:style-name="P3"><text:span text:style-name="T2">test_case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35" draw:id="id35" draw:layer="layout" svg:width="3.6cm" svg:height="0.61cm" svg:x="22.54cm" svg:y="5.5cm">
          <text:p text:style-name="P1"><text:span text:style-name="T1">Forecast Actual</text:span></text:p>
        </draw:rect>
        <draw:rect draw:style-name="gr1" draw:text-style-name="P2" xml:id="id15" draw:id="id15" draw:layer="layout" svg:width="4.064cm" svg:height="0.61cm" svg:x="22.836cm" svg:y="16.437cm">
          <text:p text:style-name="P1"><text:span text:style-name="T1">Forecast Item</text:span></text:p>
        </draw:rect>
        <draw:rect draw:style-name="gr3" draw:text-style-name="P4" draw:layer="layout" svg:width="4.4cm" svg:height="4.06cm" svg:x="16.5cm" svg:y="16.53cm">
          <text:p text:style-name="P3"><text:span text:style-name="T2">forecast_expected_id</text:span></text:p>
          <text:p text:style-name="P3"><text:span text:style-name="T2">test_case_id</text:span></text:p>
          <text:p text:style-name="P3"><text:span text:style-name="T2">author_user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18" draw:id="id18" draw:layer="layout" svg:width="4.4cm" svg:height="0.61cm" svg:x="16.5cm" svg:y="15.93cm">
          <text:p text:style-name="P1"><text:span text:style-name="T1">Forecast Expected</text:span></text:p>
        </draw:rect>
        <draw:rect draw:style-name="gr3" draw:text-style-name="P4" xml:id="id2" draw:id="id2" draw:layer="layout" svg:width="3.1cm" svg:height="2.4cm" svg:x="7.24cm" svg:y="13.3cm">
          <text:p text:style-name="P3"><text:span text:style-name="T2">test_note_id</text:span></text:p>
          <text:p text:style-name="P3"><text:span text:style-name="T2">test_case_id</text:span></text:p>
          <text:p text:style-name="P3"><text:span text:style-name="T2">user_id</text:span></text:p>
          <text:p text:style-name="P3"><text:span text:style-name="T2">note_text</text:span></text:p>
          <text:p text:style-name="P3"><text:span text:style-name="T2">note_date</text:span></text:p>
        </draw:rect>
        <draw:circle draw:style-name="gr5" draw:text-style-name="P1" xml:id="id3" draw:id="id3" draw:layer="layout" svg:width="0.229cm" svg:height="0.229cm" svg:x="3.5cm" svg:y="2.3cm">
          <text:p/>
        </draw:circle>
        <draw:connector draw:style-name="gr2" draw:text-style-name="P1" draw:layer="layout" draw:type="curve" svg:x1="3.5cm" svg:y1="2.414cm" svg:x2="3.635cm" svg:y2="6.7cm" draw:start-shape="id3" draw:start-glue-point="3" draw:end-shape="id4" draw:end-glue-point="0" svg:d="m3500 2414c-751 0-626 1101-405 1391s540-232 540 2895">
          <text:p/>
        </draw:connector>
        <draw:circle draw:style-name="gr5" draw:text-style-name="P1" xml:id="id5" draw:id="id5" draw:layer="layout" svg:width="0.229cm" svg:height="0.229cm" svg:x="6.2cm" svg:y="2.6cm">
          <text:p/>
        </draw:circle>
        <draw:connector draw:style-name="gr2" draw:text-style-name="P1" draw:layer="layout" draw:type="curve" svg:x1="6.429cm" svg:y1="2.714cm" svg:x2="8.94cm" svg:y2="1.305cm" draw:start-shape="id5" draw:start-glue-point="1" draw:end-shape="id6" svg:d="m6429 2714c1884 0 629-1409 2511-1409">
          <text:p/>
        </draw:connector>
        <draw:circle draw:style-name="gr5" draw:text-style-name="P1" xml:id="id7" draw:id="id7" draw:layer="layout" svg:width="0.229cm" svg:height="0.229cm" svg:x="9.74cm" svg:y="5cm">
          <text:p/>
        </draw:circle>
        <draw:connector draw:style-name="gr2" draw:text-style-name="P1" draw:layer="layout" draw:type="curve" svg:x1="9.74cm" svg:y1="5.114cm" svg:x2="8.94cm" svg:y2="2.6cm" draw:start-shape="id7" draw:start-glue-point="3" draw:end-shape="id8" draw:end-glue-point="3" svg:d="m9740 5114c-1951 0-1551-2514-800-2514">
          <text:p/>
        </draw:connector>
        <draw:circle draw:style-name="gr5" draw:text-style-name="P1" xml:id="id9" draw:id="id9" draw:layer="layout" svg:width="0.229cm" svg:height="0.229cm" svg:x="12.54cm" svg:y="2.6cm">
          <text:p/>
        </draw:circle>
        <draw:connector draw:style-name="gr2" draw:text-style-name="P1" draw:layer="layout" draw:type="curve" svg:x1="12.769cm" svg:y1="2.714cm" svg:x2="14cm" svg:y2="2.705cm" draw:start-shape="id9" draw:start-glue-point="1" draw:end-shape="id10" draw:end-glue-point="3" svg:d="m12769 2714c924 0 309-9 1231-9">
          <text:p/>
        </draw:connector>
        <draw:circle draw:style-name="gr5" draw:text-style-name="P1" xml:id="id11" draw:id="id11" draw:layer="layout" svg:width="0.229cm" svg:height="0.229cm" svg:x="7.14cm" svg:y="14.5cm">
          <text:p/>
        </draw:circle>
        <draw:connector draw:style-name="gr2" draw:text-style-name="P1" draw:layer="layout" draw:type="curve" svg:x1="7.14cm" svg:y1="14.614cm" svg:x2="3.635cm" svg:y2="13.4cm" draw:start-shape="id11" draw:start-glue-point="3" draw:end-shape="id12" draw:end-glue-point="2" svg:d="m7140 14614c-2337 0-3505-404-3505-1214">
          <text:p/>
        </draw:connector>
        <draw:circle draw:style-name="gr5" draw:text-style-name="P1" xml:id="id13" draw:id="id13" draw:layer="layout" svg:width="0.229cm" svg:height="0.229cm" svg:x="22.44cm" svg:y="6.7cm">
          <text:p/>
        </draw:circle>
        <draw:connector draw:style-name="gr2" draw:text-style-name="P1" draw:layer="layout" draw:type="curve" svg:x1="22.44cm" svg:y1="6.814cm" svg:x2="16.3cm" svg:y2="2.705cm" draw:start-shape="id13" draw:start-glue-point="3" draw:end-shape="id10" svg:d="m22440 6814c-4605 0-1535-4109-6140-4109">
          <text:p/>
        </draw:connector>
        <draw:rect draw:style-name="gr1" draw:text-style-name="P2" draw:layer="layout" svg:width="3.1cm" svg:height="0.61cm" svg:x="7.24cm" svg:y="12.7cm">
          <text:p text:style-name="P1"><text:span text:style-name="T1">Test Note</text:span></text:p>
        </draw:rect>
        <draw:circle draw:style-name="gr5" draw:text-style-name="P1" xml:id="id14" draw:id="id14" draw:layer="layout" svg:width="0.229cm" svg:height="0.229cm" svg:x="25.54cm" svg:y="8.6cm">
          <text:p/>
        </draw:circle>
        <draw:circle draw:style-name="gr5" draw:text-style-name="P1" xml:id="id16" draw:id="id16" draw:layer="layout" svg:width="0.229cm" svg:height="0.229cm" svg:x="19.5cm" svg:y="17.901cm">
          <text:p/>
        </draw:circle>
        <draw:connector draw:style-name="gr2" draw:text-style-name="P1" draw:layer="layout" draw:type="curve" svg:x1="25.769cm" svg:y1="8.714cm" svg:x2="24.868cm" svg:y2="16.437cm" draw:start-shape="id14" draw:start-glue-point="1" draw:end-shape="id15" draw:end-glue-point="0" svg:d="m25769 8714c751 0 626 1960 213 2464s-1114-447-1114 5259">
          <text:p/>
        </draw:connector>
        <draw:connector draw:style-name="gr2" draw:text-style-name="P1" draw:layer="layout" draw:type="curve" svg:x1="19.729cm" svg:y1="18.015cm" svg:x2="22.836cm" svg:y2="16.742cm" draw:start-shape="id16" draw:start-glue-point="1" draw:end-shape="id15" draw:end-glue-point="3" svg:d="m19729 18015c2331 0 778-1273 3107-1273">
          <text:p/>
        </draw:connector>
        <draw:rect draw:style-name="gr3" draw:text-style-name="P4" draw:layer="layout" svg:width="4.458cm" svg:height="2.263cm" svg:x="10.842cm" svg:y="15.513cm">
          <text:p text:style-name="P3"><text:span text:style-name="T2">expert_rating_id</text:span></text:p>
          <text:p text:style-name="P3"><text:span text:style-name="T2">forecast_expected_id</text:span></text:p>
          <text:p text:style-name="P3"><text:span text:style-name="T2">expert_id</text:span></text:p>
          <text:p text:style-name="P3"><text:span text:style-name="T2">test_note_id</text:span></text:p>
          <text:p text:style-name="P3"><text:span text:style-name="T2">rating_status</text:span></text:p>
          <text:p text:style-name="P3"><text:span text:style-name="T2"/></text:p>
        </draw:rect>
        <draw:rect draw:style-name="gr1" draw:text-style-name="P2" draw:layer="layout" svg:width="4.458cm" svg:height="0.61cm" svg:x="10.842cm" svg:y="14.9cm">
          <text:p text:style-name="P1"><text:span text:style-name="T1">Expert Rating</text:span></text:p>
        </draw:rect>
        <draw:rect draw:style-name="gr3" draw:text-style-name="P4" draw:layer="layout" svg:width="2.634cm" svg:height="2.17cm" svg:x="12.666cm" svg:y="18.4cm">
          <text:p text:style-name="P3"><text:span text:style-name="T2">rating_status</text:span></text:p>
          <text:p text:style-name="P3"><text:span text:style-name="T2">label</text:span></text:p>
          <text:p text:style-name="P3"><text:span text:style-name="T2"><text:s text:c="2"/></text:span><text:span text:style-name="T2">- best</text:span></text:p>
          <text:p text:style-name="P3"><text:span text:style-name="T2"><text:s text:c="2"/></text:span><text:span text:style-name="T2">- ok</text:span></text:p>
          <text:p text:style-name="P3"><text:span text:style-name="T2"><text:s text:c="2"/></text:span><text:span text:style-name="T2">- problem</text:span></text:p>
        </draw:rect>
        <draw:rect draw:style-name="gr4" draw:text-style-name="P2" draw:layer="layout" svg:width="2.634cm" svg:height="0.5cm" svg:x="12.666cm" svg:y="17.9cm">
          <text:p text:style-name="P1"><text:span text:style-name="T1">Rating</text:span></text:p>
        </draw:rect>
        <draw:circle draw:style-name="gr5" draw:text-style-name="P1" xml:id="id17" draw:id="id17" draw:layer="layout" svg:width="0.229cm" svg:height="0.229cm" svg:x="14.594cm" svg:y="16.1cm">
          <text:p/>
        </draw:circle>
        <draw:connector draw:style-name="gr2" draw:text-style-name="P1" draw:layer="layout" draw:type="curve" svg:x1="14.823cm" svg:y1="16.214cm" svg:x2="16.5cm" svg:y2="16.235cm" draw:start-shape="id17" draw:start-glue-point="1" draw:end-shape="id18" draw:end-glue-point="3" svg:d="m14823 16214c1258 0 420 21 1677 21">
          <text:p/>
        </draw:connector>
        <draw:circle draw:style-name="gr5" draw:text-style-name="P1" xml:id="id1" draw:id="id1" draw:layer="layout" svg:width="0.229cm" svg:height="0.229cm" svg:x="10.7cm" svg:y="16.9cm">
          <text:p/>
        </draw:circle>
        <draw:custom-shape draw:style-name="gr6" draw:text-style-name="P5" draw:layer="layout" svg:width="1.219cm" svg:height="0.33cm" svg:x="12.74cm" svg:y="16.47cm">
          <text:p text:style-name="P1"><text:span text:style-name="T3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991cm" svg:height="0.33cm" svg:x="19.409cm" svg:y="17.43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24.949cm" svg:y="8.0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9.64cm" svg:y="13.7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4" xml:id="id29" draw:id="id29" draw:layer="layout" svg:width="3.76cm" svg:height="3.016cm" svg:x="10.54cm" svg:y="6.589cm">
          <text:p text:style-name="P3"><text:span text:style-name="T2">test_panel_case_id</text:span></text:p>
          <text:p text:style-name="P3"><text:span text:style-name="T2">test_panel_id</text:span></text:p>
          <text:p text:style-name="P3"><text:span text:style-name="T2">test_case_id</text:span></text:p>
          <text:p text:style-name="P3"><text:span text:style-name="T2">category_name</text:span></text:p>
          <text:p text:style-name="P3"><text:span text:style-name="T2">include_status</text:span></text:p>
          <text:p text:style-name="P3"><text:span text:style-name="T2">result_status</text:span></text:p>
          <text:p text:style-name="P3"><text:span text:style-name="T2">test_case_number</text:span></text:p>
          <text:p text:style-name="P3"><text:span text:style-name="T2"/></text:p>
        </draw:rect>
        <draw:rect draw:style-name="gr1" draw:text-style-name="P2" draw:layer="layout" svg:width="3.76cm" svg:height="0.61cm" svg:x="10.54cm" svg:y="5.979cm">
          <text:p text:style-name="P1"><text:span text:style-name="T1">Test Panel Case</text:span></text:p>
        </draw:rect>
        <draw:circle draw:style-name="gr5" draw:text-style-name="P1" xml:id="id21" draw:id="id21" draw:layer="layout" svg:width="0.229cm" svg:height="0.229cm" svg:x="13.34cm" svg:y="7.979cm">
          <text:p/>
        </draw:circle>
        <draw:circle draw:style-name="gr5" draw:text-style-name="P1" xml:id="id19" draw:id="id19" draw:layer="layout" svg:width="0.229cm" svg:height="0.229cm" svg:x="13.341cm" svg:y="7.58cm">
          <text:p/>
        </draw:circle>
        <draw:connector draw:style-name="gr2" draw:text-style-name="P1" draw:layer="layout" draw:type="curve" svg:x1="13.57cm" svg:y1="7.694cm" svg:x2="13.1cm" svg:y2="4.105cm" draw:start-shape="id19" draw:start-glue-point="1" draw:end-shape="id20" draw:end-glue-point="1" svg:d="m13570 7694c751 0 986-3589-470-3589">
          <text:p/>
        </draw:connector>
        <draw:connector draw:style-name="gr2" draw:text-style-name="P1" draw:layer="layout" draw:type="curve" svg:x1="13.569cm" svg:y1="8.093cm" svg:x2="18.55cm" svg:y2="8.005cm" draw:start-shape="id21" draw:start-glue-point="1" draw:end-shape="id22" svg:d="m13569 8093c3736 0 1246-88 4981-88">
          <text:p/>
        </draw:connector>
        <draw:connector draw:style-name="gr2" draw:text-style-name="P1" draw:layer="layout" draw:type="curve" svg:x1="20.56cm" svg:y1="17.244cm" svg:x2="21.2cm" svg:y2="9.993cm" draw:start-shape="id23" draw:start-glue-point="1" draw:end-shape="id24" draw:end-glue-point="1" svg:d="m20560 17244c1711 0 1391-7251 640-7251">
          <text:p/>
        </draw:connector>
        <draw:circle draw:style-name="gr5" draw:text-style-name="P1" xml:id="id23" draw:id="id23" draw:layer="layout" svg:width="0.229cm" svg:height="0.229cm" svg:x="20.331cm" svg:y="17.13cm">
          <text:p/>
        </draw:circle>
        <draw:connector draw:style-name="gr2" draw:text-style-name="P1" draw:layer="layout" draw:type="curve" svg:x1="22.412cm" svg:y1="8.414cm" svg:x2="21.2cm" svg:y2="8.005cm" draw:start-shape="id25" draw:start-glue-point="3" draw:end-shape="id22" svg:d="m22412 8414c-909 0-303-409-1212-409">
          <text:p/>
        </draw:connector>
        <draw:circle draw:style-name="gr5" draw:text-style-name="P1" xml:id="id25" draw:id="id25" draw:layer="layout" svg:width="0.229cm" svg:height="0.229cm" svg:x="22.412cm" svg:y="8.3cm">
          <text:p/>
        </draw:circle>
        <draw:rect draw:style-name="gr3" draw:text-style-name="P4" draw:layer="layout" svg:width="3cm" svg:height="1.431cm" svg:x="8.74cm" svg:y="10.7cm">
          <text:p text:style-name="P3"><text:span text:style-name="T2">agreement_id</text:span></text:p>
          <text:p text:style-name="P3"><text:span text:style-name="T2">version_date</text:span></text:p>
          <text:p text:style-name="P3"><text:span text:style-name="T2">agreement_tex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7" draw:id="id27" draw:layer="layout" svg:width="3cm" svg:height="0.61cm" svg:x="8.74cm" svg:y="10.1cm">
          <text:p text:style-name="P1"><text:span text:style-name="T1">Agreement</text:span></text:p>
        </draw:rect>
        <draw:circle draw:style-name="gr5" draw:text-style-name="P1" xml:id="id26" draw:id="id26" draw:layer="layout" svg:width="0.229cm" svg:height="0.229cm" svg:x="5.454cm" svg:y="10.271cm">
          <text:p/>
        </draw:circle>
        <draw:connector draw:style-name="gr2" draw:text-style-name="P1" draw:layer="layout" draw:type="curve" svg:x1="5.683cm" svg:y1="10.385cm" svg:x2="8.74cm" svg:y2="10.405cm" draw:start-shape="id26" draw:start-glue-point="1" draw:end-shape="id27" draw:end-glue-point="3" svg:d="m5683 10385c1588 0 60 20 3057 20">
          <text:p/>
        </draw:connector>
        <draw:connector draw:style-name="gr2" draw:text-style-name="P1" draw:layer="layout" draw:type="curve" svg:x1="14.7cm" svg:y1="13.614cm" svg:x2="12.42cm" svg:y2="9.605cm" draw:start-shape="id28" draw:start-glue-point="3" draw:end-shape="id29" draw:end-glue-point="2" svg:d="m14700 13614c-1520 0-2280-1336-2280-4009">
          <text:p/>
        </draw:connector>
        <draw:rect draw:style-name="gr3" draw:text-style-name="P4" draw:layer="layout" svg:width="2.46cm" svg:height="2.204cm" svg:x="4.04cm" svg:y="4.096cm">
          <text:p text:style-name="P3"><text:span text:style-name="T2">role_status</text:span></text:p>
          <text:p text:style-name="P3"><text:span text:style-name="T2">label</text:span></text:p>
          <text:p text:style-name="P3"><text:span text:style-name="T2"><text:s/></text:span><text:span text:style-name="T2">- admin</text:span></text:p>
          <text:p text:style-name="P3"><text:span text:style-name="T2"><text:s/></text:span><text:span text:style-name="T2">- expert</text:span></text:p>
          <text:p text:style-name="P3"><text:span text:style-name="T2"><text:s/></text:span><text:span text:style-name="T2">- view</text:span></text:p>
        </draw:rect>
        <draw:rect draw:style-name="gr4" draw:text-style-name="P2" draw:layer="layout" svg:width="2.46cm" svg:height="0.5cm" svg:x="4.04cm" svg:y="3.596cm">
          <text:p text:style-name="P1"><text:span text:style-name="T1">Role</text:span></text:p>
        </draw:rect>
        <draw:rect draw:style-name="gr3" draw:text-style-name="P4" draw:layer="layout" svg:width="4.5cm" svg:height="1.531cm" svg:x="14.8cm" svg:y="12.937cm">
          <text:p text:style-name="P3"><text:span text:style-name="T2">test_panel_expected_id</text:span></text:p>
          <text:p text:style-name="P3"><text:span text:style-name="T2">test_panel_case_id</text:span></text:p>
          <text:p text:style-name="P3"><text:span text:style-name="T2">forecast_expected_id</text:span></text:p>
          <text:p text:style-name="P3"><text:span text:style-name="T2"/></text:p>
        </draw:rect>
        <draw:rect draw:style-name="gr1" draw:text-style-name="P2" draw:layer="layout" svg:width="4.5cm" svg:height="0.61cm" svg:x="14.8cm" svg:y="12.337cm">
          <text:p text:style-name="P1"><text:span text:style-name="T1">Test Panel Expected</text:span></text:p>
        </draw:rect>
        <draw:circle draw:style-name="gr5" draw:text-style-name="P1" xml:id="id28" draw:id="id28" draw:layer="layout" svg:width="0.229cm" svg:height="0.229cm" svg:x="14.7cm" svg:y="13.5cm">
          <text:p/>
        </draw:circle>
        <draw:connector draw:style-name="gr2" draw:text-style-name="P1" draw:layer="layout" draw:type="curve" svg:x1="18.715cm" svg:y1="14.13cm" svg:x2="18.7cm" svg:y2="15.93cm" draw:start-shape="id30" draw:start-glue-point="2" draw:end-shape="id18" draw:end-glue-point="0" svg:d="m18715 14130c0 1350-15 450-15 1800">
          <text:p/>
        </draw:connector>
        <draw:circle draw:style-name="gr5" draw:text-style-name="P1" xml:id="id30" draw:id="id30" draw:layer="layout" svg:width="0.229cm" svg:height="0.229cm" svg:x="18.601cm" svg:y="13.901cm">
          <text:p/>
        </draw:circle>
        <draw:rect draw:style-name="gr3" draw:text-style-name="P4" draw:layer="layout" svg:width="3.3cm" svg:height="2.244cm" svg:x="1.763cm" svg:y="18.256cm">
          <text:p text:style-name="P3"><text:span text:style-name="T2">event_id</text:span></text:p>
          <text:p text:style-name="P3"><text:span text:style-name="T2">label</text:span></text:p>
          <text:p text:style-name="P3"><text:span text:style-name="T2">event_type_code</text:span></text:p>
          <text:p text:style-name="P3"><text:span text:style-name="T2">vaccine_cvx</text:span></text:p>
          <text:p text:style-name="P3"><text:span text:style-name="T2">vaccine_mvx</text:span></text:p>
        </draw:rect>
        <draw:rect draw:style-name="gr1" draw:text-style-name="P2" xml:id="id32" draw:id="id32" draw:layer="layout" svg:width="3.3cm" svg:height="0.61cm" svg:x="1.763cm" svg:y="17.656cm">
          <text:p text:style-name="P1"><text:span text:style-name="T1">Event</text:span></text:p>
        </draw:rect>
        <draw:rect draw:style-name="gr3" draw:text-style-name="P4" draw:layer="layout" svg:width="2.6cm" svg:height="2.087cm" svg:x="7.294cm" svg:y="18.369cm">
          <text:p text:style-name="P3"><text:span text:style-name="T2">test_event_id</text:span></text:p>
          <text:p text:style-name="P3"><text:span text:style-name="T2">test_case_id</text:span></text:p>
          <text:p text:style-name="P3"><text:span text:style-name="T2">event_id</text:span></text:p>
          <text:p text:style-name="P3"><text:span text:style-name="T2">event_date</text:span></text:p>
        </draw:rect>
        <draw:rect draw:style-name="gr1" draw:text-style-name="P2" draw:layer="layout" svg:width="2.6cm" svg:height="0.61cm" svg:x="7.294cm" svg:y="17.769cm">
          <text:p text:style-name="P1"><text:span text:style-name="T1">Test Event</text:span></text:p>
        </draw:rect>
        <draw:rect draw:style-name="gr3" draw:text-style-name="P4" draw:layer="layout" svg:width="3.663cm" svg:height="2.204cm" svg:x="1.6cm" svg:y="15.196cm">
          <text:p text:style-name="P3"><text:span text:style-name="T2">event_type_code</text:span></text:p>
          <text:p text:style-name="P3"><text:span text:style-name="T2">label</text:span></text:p>
          <text:p text:style-name="P3"><text:span text:style-name="T2"><text:s text:c="2"/></text:span><text:span text:style-name="T2">- vaccination</text:span></text:p>
          <text:p text:style-name="P3"><text:span text:style-name="T2"><text:s text:c="2"/></text:span><text:span text:style-name="T2">- history of disease</text:span></text:p>
          <text:p text:style-name="P3"><text:span text:style-name="T2"><text:s text:c="2"/></text:span><text:span text:style-name="T2">- contraindication</text:span></text:p>
        </draw:rect>
        <draw:rect draw:style-name="gr4" draw:text-style-name="P2" draw:layer="layout" svg:width="3.663cm" svg:height="0.5cm" svg:x="1.6cm" svg:y="14.696cm">
          <text:p text:style-name="P1"><text:span text:style-name="T1">Event Type</text:span></text:p>
        </draw:rect>
        <draw:circle draw:style-name="gr5" draw:text-style-name="P1" xml:id="id31" draw:id="id31" draw:layer="layout" svg:width="0.229cm" svg:height="0.229cm" svg:x="7.194cm" svg:y="19.569cm">
          <text:p/>
        </draw:circle>
        <draw:connector draw:style-name="gr2" draw:text-style-name="P1" draw:layer="layout" draw:type="curve" svg:x1="7.194cm" svg:y1="19.683cm" svg:x2="5.063cm" svg:y2="17.961cm" draw:start-shape="id31" draw:start-glue-point="3" draw:end-shape="id32" draw:end-glue-point="1" svg:d="m7194 19683c-1597 0-532-1722-2131-1722">
          <text:p/>
        </draw:connector>
        <draw:custom-shape draw:style-name="gr6" draw:text-style-name="P5" draw:layer="layout" svg:width="1.491cm" svg:height="0.33cm" svg:x="9.703cm" svg:y="18.869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0.61cm" svg:x="19.4cm" svg:y="3.2cm">
          <text:p text:style-name="P1"><text:span text:style-name="T1">Forecast Compare</text:span></text:p>
        </draw:rect>
        <draw:rect draw:style-name="gr1" draw:text-style-name="P2" draw:layer="layout" svg:width="3.7cm" svg:height="0.61cm" svg:x="19.9cm" svg:y="4.4cm">
          <text:p text:style-name="P1"><text:span text:style-name="T1">Forecast Target</text:span></text:p>
        </draw:rect>
        <draw:connector draw:style-name="gr2" draw:text-style-name="P1" draw:layer="layout" draw:type="curve" svg:x1="14.371cm" svg:y1="3.914cm" svg:x2="13.1cm" svg:y2="4.105cm" draw:start-shape="id33" draw:start-glue-point="3" draw:end-shape="id20" draw:end-glue-point="1" svg:d="m14371 3914c-952 0-317 191-1271 191">
          <text:p/>
        </draw:connector>
        <draw:circle draw:style-name="gr5" draw:text-style-name="P1" xml:id="id33" draw:id="id33" draw:layer="layout" svg:width="0.229cm" svg:height="0.229cm" svg:x="14.371cm" svg:y="3.8cm">
          <text:p/>
        </draw:circle>
        <draw:connector draw:style-name="gr2" draw:text-style-name="P1" draw:layer="layout" draw:type="curve" svg:x1="23.6cm" svg:y1="3.285cm" svg:x2="24.34cm" svg:y2="5.5cm" draw:start-shape="id34" draw:start-glue-point="1" draw:end-shape="id35" draw:end-glue-point="0" svg:d="m23600 3285c494 0 740 738 740 2215">
          <text:p/>
        </draw:connector>
        <draw:circle draw:style-name="gr5" draw:text-style-name="P1" xml:id="id34" draw:id="id34" draw:layer="layout" svg:width="0.229cm" svg:height="0.229cm" svg:x="23.371cm" svg:y="3.171cm">
          <text:p/>
        </draw:circle>
        <draw:connector draw:style-name="gr2" draw:text-style-name="P1" draw:layer="layout" draw:type="curve" svg:x1="23.66cm" svg:y1="4.714cm" svg:x2="24.34cm" svg:y2="5.5cm" draw:start-shape="id36" draw:start-glue-point="1" draw:end-shape="id35" draw:end-glue-point="0" svg:d="m23660 4714c454 0 680 262 680 786">
          <text:p/>
        </draw:connector>
        <draw:circle draw:style-name="gr5" draw:text-style-name="P1" xml:id="id36" draw:id="id36" draw:layer="layout" svg:width="0.229cm" svg:height="0.229cm" svg:x="23.431cm" svg:y="4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layer="layout" svg:width="6.352cm" svg:height="0.963cm" svg:x="20.488cm" svg:y="1cm">
          <draw:text-box>
            <text:p>TCH Forecast Tester</text:p>
          </draw:text-box>
        </draw:frame>
        <draw:frame draw:style-name="gr8" draw:text-style-name="P6" draw:layer="layout" svg:width="2.813cm" svg:height="0.725cm" svg:x="22.2cm" svg:y="1.775cm">
          <draw:text-box>
            <text:p><text:span text:style-name="T4">version 2.13</text:span></text:p>
          </draw:text-box>
        </draw:frame>
        <draw:rect draw:style-name="gr3" draw:text-style-name="P4" draw:layer="layout" svg:width="2.657cm" svg:height="2.186cm" svg:x="15.343cm" svg:y="5.5cm">
          <text:p text:style-name="P3"><text:span text:style-name="T2">include_status</text:span></text:p>
          <text:p text:style-name="P3"><text:span text:style-name="T2">label</text:span></text:p>
          <text:p text:style-name="P3"><text:span text:style-name="T2"><text:s/></text:span><text:span text:style-name="T2">- proposed</text:span></text:p>
          <text:p text:style-name="P3"><text:span text:style-name="T2"><text:s/></text:span><text:span text:style-name="T2">- included</text:span></text:p>
          <text:p text:style-name="P3"><text:span text:style-name="T2"><text:s/></text:span><text:span text:style-name="T2">- exluded</text:span></text:p>
        </draw:rect>
        <draw:rect draw:style-name="gr4" draw:text-style-name="P2" draw:layer="layout" svg:width="2.657cm" svg:height="0.5cm" svg:x="15.343cm" svg:y="5cm">
          <text:p text:style-name="P1"><text:span text:style-name="T1">Include</text:span></text:p>
        </draw:rect>
        <draw:rect draw:style-name="gr3" draw:text-style-name="P4" draw:layer="layout" svg:width="3.5cm" svg:height="2.4cm" svg:x="6.7cm" svg:y="7.3cm">
          <text:p text:style-name="P3"><text:span text:style-name="T2">login_attempt_id</text:span></text:p>
          <text:p text:style-name="P3"><text:span text:style-name="T2">login_date</text:span></text:p>
          <text:p text:style-name="P3"><text:span text:style-name="T2">name</text:span></text:p>
          <text:p text:style-name="P3"><text:span text:style-name="T2">password</text:span></text:p>
          <text:p text:style-name="P3"><text:span text:style-name="T2">user_id</text:span></text:p>
        </draw:rect>
        <draw:rect draw:style-name="gr1" draw:text-style-name="P2" draw:layer="layout" svg:width="3.5cm" svg:height="0.61cm" svg:x="6.7cm" svg:y="6.7cm">
          <text:p text:style-name="P1"><text:span text:style-name="T1">Login Attempt</text:span></text:p>
        </draw:rect>
        <draw:circle draw:style-name="gr5" draw:text-style-name="P1" xml:id="id37" draw:id="id37" draw:layer="layout" svg:width="0.229cm" svg:height="0.229cm" svg:x="6.64cm" svg:y="9.071cm">
          <text:p/>
        </draw:circle>
        <draw:connector draw:style-name="gr2" draw:text-style-name="P1" draw:layer="layout" draw:type="curve" svg:x1="6.64cm" svg:y1="9.185cm" svg:x2="3.635cm" svg:y2="7.31cm" draw:start-shape="id37" draw:start-glue-point="3" draw:end-shape="id4" svg:d="m6640 9185c-2004 0-3005-625-3005-1875">
          <text:p/>
        </draw:connector>
        <draw:rect draw:style-name="gr3" draw:text-style-name="P4" draw:layer="layout" svg:width="4.08cm" svg:height="0.915cm" svg:x="22.836cm" svg:y="17.011cm">
          <text:p text:style-name="P3"><text:span text:style-name="T2">forecast_item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draw:layer="layout" svg:width="4.064cm" svg:height="0.61cm" svg:x="22.16cm" svg:y="18.211cm">
          <text:p text:style-name="P1"><text:span text:style-name="T1">Forecast Cvx</text:span></text:p>
        </draw:rect>
        <draw:rect draw:style-name="gr3" draw:text-style-name="P4" draw:layer="layout" svg:width="4.08cm" svg:height="1.715cm" svg:x="22.16cm" svg:y="18.785cm">
          <text:p text:style-name="P3"><text:span text:style-name="T2">forecast_cvx_id</text:span></text:p>
          <text:p text:style-name="P3"><text:span text:style-name="T2">forecast_item_id</text:span></text:p>
          <text:p text:style-name="P3"><text:span text:style-name="T2">vaccine_cvx</text:span></text:p>
          <text:p text:style-name="P3"><text:span text:style-name="T2"/></text:p>
        </draw:rect>
        <draw:circle draw:style-name="gr5" draw:text-style-name="P1" xml:id="id38" draw:id="id38" draw:layer="layout" svg:width="0.229cm" svg:height="0.229cm" svg:x="22cm" svg:y="19.371cm">
          <text:p/>
        </draw:circle>
        <draw:connector draw:style-name="gr2" draw:text-style-name="P1" draw:layer="layout" draw:type="curve" svg:x1="22cm" svg:y1="19.485cm" svg:x2="22.836cm" svg:y2="16.742cm" draw:start-shape="id38" draw:start-glue-point="3" draw:end-shape="id15" draw:end-glue-point="3" svg:d="m22000 19485c-751 0-1169-2743 836-2743">
          <text:p/>
        </draw:connector>
      </draw:page>
      <draw:page draw:name="page2" draw:style-name="dp1" draw:master-page-name="Default">
        <draw:rect draw:style-name="gr1" draw:text-style-name="P2" draw:layer="layout" svg:width="3.64cm" svg:height="0.61cm" svg:x="2cm" svg:y="6.1cm">
          <text:p text:style-name="P1"><text:span text:style-name="T1">Task Group</text:span></text:p>
        </draw:rect>
        <draw:rect draw:style-name="gr3" draw:text-style-name="P4" draw:layer="layout" svg:width="2.5cm" svg:height="3.582cm" svg:x="11.1cm" svg:y="6.918cm">
          <text:p text:style-name="P3"><text:span text:style-name="T2">service_type</text:span></text:p>
          <text:p text:style-name="P3"><text:span text:style-name="T2">label</text:span></text:p>
          <text:p text:style-name="P3"><text:span text:style-name="T2"><text:s/></text:span><text:span text:style-name="T2">- web1</text:span></text:p>
          <text:p text:style-name="P3"><text:span text:style-name="T2"><text:s/></text:span><text:span text:style-name="T2">- tch</text:span></text:p>
          <text:p text:style-name="P3"><text:span text:style-name="T2"><text:s/></text:span><text:span text:style-name="T2">- swp</text:span></text:p>
          <text:p text:style-name="P3"><text:span text:style-name="T2"><text:s/></text:span><text:span text:style-name="T2">- stc</text:span></text:p>
          <text:p text:style-name="P3"><text:span text:style-name="T2"><text:s/></text:span><text:span text:style-name="T2">- ice</text:span></text:p>
          <text:p text:style-name="P3"><text:span text:style-name="T2"><text:s/></text:span><text:span text:style-name="T2">- base</text:span></text:p>
        </draw:rect>
        <draw:rect draw:style-name="gr4" draw:text-style-name="P7" draw:layer="layout" svg:width="2.5cm" svg:height="0.5cm" svg:x="11.1cm" svg:y="6.4cm">
          <text:p text:style-name="P1"><text:span text:style-name="T4">Service</text:span></text:p>
        </draw:rect>
        <draw:rect draw:style-name="gr3" draw:text-style-name="P4" xml:id="id47" draw:id="id47" draw:layer="layout" svg:width="3.1cm" svg:height="2.4cm" svg:x="7.3cm" svg:y="7cm">
          <text:p text:style-name="P3"><text:span text:style-name="T2">software_id</text:span></text:p>
          <text:p text:style-name="P3"><text:span text:style-name="T2">label</text:span></text:p>
          <text:p text:style-name="P3"><text:span text:style-name="T2">service_url</text:span></text:p>
          <text:p text:style-name="P3"><text:span text:style-name="T2">service_type</text:span></text:p>
          <text:p text:style-name="P3"><text:span text:style-name="T2">schedule_name</text:span></text:p>
        </draw:rect>
        <draw:rect draw:style-name="gr1" draw:text-style-name="P2" xml:id="id40" draw:id="id40" draw:layer="layout" svg:width="3.1cm" svg:height="0.61cm" svg:x="7.3cm" svg:y="6.4cm">
          <text:p text:style-name="P1"><text:span text:style-name="T1">Software</text:span></text:p>
        </draw:rect>
        <draw:rect draw:style-name="gr1" draw:text-style-name="P2" xml:id="id50" draw:id="id50" draw:layer="layout" svg:width="3.26cm" svg:height="0.61cm" svg:x="6.64cm" svg:y="15.3cm">
          <text:p text:style-name="P1"><text:span text:style-name="T1">Test Panel</text:span></text:p>
        </draw:rect>
        <draw:rect draw:style-name="gr1" draw:text-style-name="P2" xml:id="id52" draw:id="id52" draw:layer="layout" svg:width="3.6cm" svg:height="0.61cm" svg:x="18.84cm" svg:y="19.8cm">
          <text:p text:style-name="P1"><text:span text:style-name="T1">Forecast Actual</text:span></text:p>
        </draw:rect>
        <draw:circle draw:style-name="gr5" draw:text-style-name="P1" xml:id="id39" draw:id="id39" draw:layer="layout" svg:width="0.229cm" svg:height="0.229cm" svg:x="5.54cm" svg:y="6.291cm">
          <text:p/>
        </draw:circle>
        <draw:connector draw:style-name="gr2" draw:text-style-name="P1" draw:layer="layout" draw:type="curve" svg:x1="5.769cm" svg:y1="6.405cm" svg:x2="7.3cm" svg:y2="6.705cm" draw:start-shape="id39" draw:start-glue-point="1" draw:end-shape="id40" draw:end-glue-point="3" svg:d="m5769 6405c1149 0 384 300 1531 300">
          <text:p/>
        </draw:connector>
        <draw:connector draw:style-name="gr2" draw:text-style-name="P1" draw:layer="layout" draw:type="curve" svg:x1="5.729cm" svg:y1="7.305cm" svg:x2="7.3cm" svg:y2="6.705cm" draw:start-shape="id41" draw:start-glue-point="1" draw:end-shape="id40" svg:d="m5729 7305c1179 0 394-600 1571-600">
          <text:p/>
        </draw:connector>
        <draw:rect draw:style-name="gr3" draw:text-style-name="P4" xml:id="id43" draw:id="id43" draw:layer="layout" svg:width="4.1cm" svg:height="1.4cm" svg:x="11.335cm" svg:y="14.5cm">
          <text:p text:style-name="P3"><text:span text:style-name="T2">software_compare_id</text:span></text:p>
          <text:p text:style-name="P3"><text:span text:style-name="T2">software_id</text:span></text:p>
          <text:p text:style-name="P3"><text:span text:style-name="T2">test_panel_id</text:span></text:p>
        </draw:rect>
        <draw:rect draw:style-name="gr1" draw:text-style-name="P2" xml:id="id45" draw:id="id45" draw:layer="layout" svg:width="4.1cm" svg:height="0.61cm" svg:x="11.335cm" svg:y="13.9cm">
          <text:p text:style-name="P1"><text:span text:style-name="T1">Software Compare</text:span></text:p>
        </draw:rect>
        <draw:rect draw:style-name="gr3" draw:text-style-name="P4" draw:layer="layout" svg:width="4.1cm" svg:height="1.4cm" svg:x="11.288cm" svg:y="11.6cm">
          <text:p text:style-name="P3"><text:span text:style-name="T2">software_target_id</text:span></text:p>
          <text:p text:style-name="P3"><text:span text:style-name="T2">software_compare_id</text:span></text:p>
          <text:p text:style-name="P3"><text:span text:style-name="T2">software_id</text:span></text:p>
        </draw:rect>
        <draw:rect draw:style-name="gr1" draw:text-style-name="P2" draw:layer="layout" svg:width="4.1cm" svg:height="0.61cm" svg:x="11.288cm" svg:y="11cm">
          <text:p text:style-name="P1"><text:span text:style-name="T1">Software Target</text:span></text:p>
        </draw:rect>
        <draw:rect draw:style-name="gr3" draw:text-style-name="P4" xml:id="id54" draw:id="id54" draw:layer="layout" svg:width="4.1cm" svg:height="2.23cm" svg:x="17.3cm" svg:y="14.51cm">
          <text:p text:style-name="P3"><text:span text:style-name="T2">forecast_compare_id</text:span></text:p>
          <text:p text:style-name="P3"><text:span text:style-name="T2">software_compare_id</text:span></text:p>
          <text:p text:style-name="P3"><text:span text:style-name="T2">forecast_actual_id</text:span></text:p>
          <text:p text:style-name="P3"><text:span text:style-name="T2">compare_label</text:span></text:p>
          <text:p text:style-name="P3"><text:span text:style-name="T2">result_status</text:span></text:p>
        </draw:rect>
        <draw:rect draw:style-name="gr1" draw:text-style-name="P2" draw:layer="layout" svg:width="4.1cm" svg:height="0.61cm" svg:x="17.3cm" svg:y="13.9cm">
          <text:p text:style-name="P1"><text:span text:style-name="T1">Forecast Compare</text:span></text:p>
        </draw:rect>
        <draw:circle draw:style-name="gr5" draw:text-style-name="P1" xml:id="id42" draw:id="id42" draw:layer="layout" svg:width="0.229cm" svg:height="0.229cm" svg:x="17.171cm" svg:y="15.1cm">
          <text:p/>
        </draw:circle>
        <draw:connector draw:style-name="gr2" draw:text-style-name="P1" draw:layer="layout" draw:type="curve" svg:x1="17.171cm" svg:y1="15.214cm" svg:x2="15.435cm" svg:y2="15.2cm" draw:start-shape="id42" draw:start-glue-point="3" draw:end-shape="id43" svg:d="m17171 15214c-1302 0-434-14-1736-14">
          <text:p/>
        </draw:connector>
        <draw:circle draw:style-name="gr5" draw:text-style-name="P1" xml:id="id44" draw:id="id44" draw:layer="layout" svg:width="0.229cm" svg:height="0.229cm" svg:x="15.128cm" svg:y="12.2cm">
          <text:p/>
        </draw:circle>
        <draw:connector draw:style-name="gr2" draw:text-style-name="P1" draw:layer="layout" draw:type="curve" svg:x1="15.357cm" svg:y1="12.314cm" svg:x2="15.435cm" svg:y2="14.205cm" draw:start-shape="id44" draw:start-glue-point="1" draw:end-shape="id45" draw:end-glue-point="1" svg:d="m15357 12314c868 0 829 1891 78 1891">
          <text:p/>
        </draw:connector>
        <draw:rect draw:style-name="gr3" draw:text-style-name="P4" draw:layer="layout" svg:width="4.1cm" svg:height="1.4cm" svg:x="17.3cm" svg:y="17.6cm">
          <text:p text:style-name="P3"><text:span text:style-name="T2">forcast_target_id</text:span></text:p>
          <text:p text:style-name="P3"><text:span text:style-name="T2">forecast_compare_id</text:span></text:p>
          <text:p text:style-name="P3"><text:span text:style-name="T2">forecast_actual_id</text:span></text:p>
        </draw:rect>
        <draw:rect draw:style-name="gr1" draw:text-style-name="P2" draw:layer="layout" svg:width="4.1cm" svg:height="0.61cm" svg:x="17.3cm" svg:y="17cm">
          <text:p text:style-name="P1"><text:span text:style-name="T1">Forecast Target</text:span></text:p>
        </draw:rect>
        <draw:connector draw:style-name="gr2" draw:text-style-name="P1" draw:layer="layout" draw:type="curve" svg:x1="11.206cm" svg:y1="15.185cm" svg:x2="8.85cm" svg:y2="9.4cm" draw:start-shape="id46" draw:start-glue-point="3" draw:end-shape="id47" draw:end-glue-point="2" svg:d="m11206 15185c-1571 0-2356-1928-2356-5785">
          <text:p/>
        </draw:connector>
        <draw:circle draw:style-name="gr5" draw:text-style-name="P1" xml:id="id46" draw:id="id46" draw:layer="layout" svg:width="0.229cm" svg:height="0.229cm" svg:x="11.206cm" svg:y="15.071cm">
          <text:p/>
        </draw:circle>
        <draw:connector draw:style-name="gr2" draw:text-style-name="P1" draw:layer="layout" draw:type="curve" svg:x1="11.2cm" svg:y1="12.609cm" svg:x2="8.85cm" svg:y2="9.4cm" draw:start-shape="id48" draw:start-glue-point="3" draw:end-shape="id47" svg:d="m11200 12609c-1567 0-2350-1069-2350-3209">
          <text:p/>
        </draw:connector>
        <draw:circle draw:style-name="gr5" draw:text-style-name="P1" xml:id="id48" draw:id="id48" draw:layer="layout" svg:width="0.229cm" svg:height="0.229cm" svg:x="11.2cm" svg:y="12.495cm">
          <text:p/>
        </draw:circle>
        <draw:connector draw:style-name="gr2" draw:text-style-name="P1" draw:layer="layout" draw:type="curve" svg:x1="11.247cm" svg:y1="15.609cm" svg:x2="9.9cm" svg:y2="15.605cm" draw:start-shape="id49" draw:start-glue-point="3" draw:end-shape="id50" draw:end-glue-point="1" svg:d="m11247 15609c-1009 0-336-4-1347-4">
          <text:p/>
        </draw:connector>
        <draw:circle draw:style-name="gr5" draw:text-style-name="P1" xml:id="id49" draw:id="id49" draw:layer="layout" svg:width="0.229cm" svg:height="0.229cm" svg:x="11.247cm" svg:y="15.495cm">
          <text:p/>
        </draw:circle>
        <draw:connector draw:style-name="gr2" draw:text-style-name="P1" draw:layer="layout" draw:type="curve" svg:x1="17.171cm" svg:y1="15.585cm" svg:x2="18.84cm" svg:y2="20.105cm" draw:start-shape="id51" draw:start-glue-point="3" draw:end-shape="id52" svg:d="m17171 15585c-751 0-1586 4520 1669 4520">
          <text:p/>
        </draw:connector>
        <draw:circle draw:style-name="gr5" draw:text-style-name="P1" xml:id="id51" draw:id="id51" draw:layer="layout" svg:width="0.229cm" svg:height="0.229cm" svg:x="17.171cm" svg:y="15.471cm">
          <text:p/>
        </draw:circle>
        <draw:connector draw:style-name="gr2" draw:text-style-name="P1" draw:layer="layout" draw:type="curve" svg:x1="21.292cm" svg:y1="18.306cm" svg:x2="21.4cm" svg:y2="15.625cm" draw:start-shape="id53" draw:start-glue-point="1" draw:end-shape="id54" svg:d="m21292 18306c913 0 859-2681 108-2681">
          <text:p/>
        </draw:connector>
        <draw:circle draw:style-name="gr5" draw:text-style-name="P1" xml:id="id53" draw:id="id53" draw:layer="layout" svg:width="0.229cm" svg:height="0.229cm" svg:x="21.063cm" svg:y="18.192cm">
          <text:p/>
        </draw:circle>
        <draw:connector draw:style-name="gr2" draw:text-style-name="P1" draw:layer="layout" draw:type="curve" svg:x1="20.645cm" svg:y1="18.829cm" svg:x2="20.64cm" svg:y2="19.8cm" draw:start-shape="id55" draw:start-glue-point="2" draw:end-shape="id52" draw:end-glue-point="0" svg:d="m20645 18829c0 729-5 244-5 971">
          <text:p/>
        </draw:connector>
        <draw:circle draw:style-name="gr5" draw:text-style-name="P1" xml:id="id55" draw:id="id55" draw:layer="layout" svg:width="0.229cm" svg:height="0.229cm" svg:x="20.531cm" svg:y="18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text-style-name="P8" draw:layer="layout" svg:width="6.352cm" svg:height="0.963cm" svg:x="20.588cm" svg:y="1cm">
          <draw:text-box>
            <text:p><text:span text:style-name="T5">TCH Forecast Tester</text:span></text:p>
          </draw:text-box>
        </draw:frame>
        <draw:rect draw:style-name="gr1" draw:text-style-name="P2" draw:layer="layout" svg:width="3.6cm" svg:height="0.61cm" svg:x="2cm" svg:y="7cm">
          <text:p text:style-name="P1"><text:span text:style-name="T1">Forecast Actual</text:span></text:p>
        </draw:rect>
        <draw:circle draw:style-name="gr5" draw:text-style-name="P1" xml:id="id41" draw:id="id41" draw:layer="layout" svg:width="0.229cm" svg:height="0.229cm" svg:x="5.5cm" svg:y="7.191cm">
          <text:p/>
        </draw:circle>
        <draw:rect draw:style-name="gr3" draw:text-style-name="P4" draw:layer="layout" svg:width="3.5cm" svg:height="2.9cm" svg:x="14.3cm" svg:y="7cm">
          <text:p text:style-name="P3"><text:span text:style-name="T2">option_id</text:span></text:p>
          <text:p text:style-name="P3"><text:span text:style-name="T2">service_type</text:span></text:p>
          <text:p text:style-name="P3"><text:span text:style-name="T2">option_name</text:span></text:p>
          <text:p text:style-name="P3"><text:span text:style-name="T2">option_label</text:span></text:p>
          <text:p text:style-name="P3"><text:span text:style-name="T2">description</text:span></text:p>
          <text:p text:style-name="P3"><text:span text:style-name="T2">valid_values</text:span></text:p>
          <text:p text:style-name="P3"><text:span text:style-name="T2">base_option_id</text:span></text:p>
        </draw:rect>
        <draw:rect draw:style-name="gr1" draw:text-style-name="P2" xml:id="id58" draw:id="id58" draw:layer="layout" svg:width="3.5cm" svg:height="0.61cm" svg:x="14.3cm" svg:y="6.4cm">
          <text:p text:style-name="P1"><text:span text:style-name="T1">Service Option</text:span></text:p>
        </draw:rect>
        <draw:rect draw:style-name="gr3" draw:text-style-name="P4" draw:layer="layout" svg:width="4cm" svg:height="1.9cm" svg:x="11.4cm" svg:y="3.8cm">
          <text:p text:style-name="P3"><text:span text:style-name="T2">setting_id</text:span></text:p>
          <text:p text:style-name="P3"><text:span text:style-name="T2">software_id</text:span></text:p>
          <text:p text:style-name="P3"><text:span text:style-name="T2">option_id</text:span></text:p>
          <text:p text:style-name="P3"><text:span text:style-name="T2">option_value</text:span></text:p>
          <text:p text:style-name="P3"><text:span text:style-name="T2"/></text:p>
        </draw:rect>
        <draw:rect draw:style-name="gr1" draw:text-style-name="P2" draw:layer="layout" svg:width="4cm" svg:height="0.61cm" svg:x="11.4cm" svg:y="3.2cm">
          <text:p text:style-name="P1"><text:span text:style-name="T1">Software Setting</text:span></text:p>
        </draw:rect>
        <draw:circle draw:style-name="gr5" draw:text-style-name="P1" xml:id="id56" draw:id="id56" draw:layer="layout" svg:width="0.229cm" svg:height="0.229cm" svg:x="11.271cm" svg:y="4.371cm">
          <text:p/>
        </draw:circle>
        <draw:connector draw:style-name="gr2" draw:text-style-name="P1" draw:layer="layout" draw:type="curve" svg:x1="11.271cm" svg:y1="4.485cm" svg:x2="8.85cm" svg:y2="6.4cm" draw:start-shape="id56" draw:start-glue-point="3" draw:end-shape="id40" draw:end-glue-point="0" svg:d="m11271 4485c-1614 0-2421 638-2421 1915">
          <text:p/>
        </draw:connector>
        <draw:circle draw:style-name="gr5" draw:text-style-name="P1" xml:id="id57" draw:id="id57" draw:layer="layout" svg:width="0.229cm" svg:height="0.229cm" svg:x="13.229cm" svg:y="4.771cm">
          <text:p/>
        </draw:circle>
        <draw:connector draw:style-name="gr2" draw:text-style-name="P1" draw:layer="layout" draw:type="curve" svg:x1="13.458cm" svg:y1="4.885cm" svg:x2="16.05cm" svg:y2="6.4cm" draw:start-shape="id57" draw:start-glue-point="1" draw:end-shape="id58" draw:end-glue-point="0" svg:d="m13458 4885c1728 0 2592 505 2592 1515">
          <text:p/>
        </draw:connector>
        <draw:rect draw:style-name="gr3" draw:text-style-name="P4" draw:layer="layout" svg:width="4cm" svg:height="1.9cm" svg:x="17.3cm" svg:y="3.8cm">
          <text:p text:style-name="P3"><text:span text:style-name="T2">setting_id</text:span></text:p>
          <text:p text:style-name="P3"><text:span text:style-name="T2">test_case_id</text:span></text:p>
          <text:p text:style-name="P3"><text:span text:style-name="T2">option_id</text:span></text:p>
          <text:p text:style-name="P3"><text:span text:style-name="T2">option_value</text:span></text:p>
        </draw:rect>
        <draw:rect draw:style-name="gr1" draw:text-style-name="P2" draw:layer="layout" svg:width="4cm" svg:height="0.61cm" svg:x="17.3cm" svg:y="3.2cm">
          <text:p text:style-name="P1"><text:span text:style-name="T1">Test Case Setting</text:span></text:p>
        </draw:rect>
        <draw:rect draw:style-name="gr1" draw:text-style-name="P2" xml:id="id61" draw:id="id61" draw:layer="layout" svg:width="2.65cm" svg:height="0.61cm" svg:x="19.5cm" svg:y="6.5cm">
          <text:p text:style-name="P1"><text:span text:style-name="T1">Test Case</text:span></text:p>
        </draw:rect>
        <draw:circle draw:style-name="gr5" draw:text-style-name="P1" xml:id="id59" draw:id="id59" draw:layer="layout" svg:width="0.229cm" svg:height="0.229cm" svg:x="17.171cm" svg:y="4.871cm">
          <text:p/>
        </draw:circle>
        <draw:connector draw:style-name="gr2" draw:text-style-name="P1" draw:layer="layout" draw:type="curve" svg:x1="17.171cm" svg:y1="4.985cm" svg:x2="16.05cm" svg:y2="6.4cm" draw:start-shape="id59" draw:start-glue-point="3" draw:end-shape="id58" draw:end-glue-point="0" svg:d="m17171 4985c-748 0-1121 471-1121 1415">
          <text:p/>
        </draw:connector>
        <draw:circle draw:style-name="gr5" draw:text-style-name="P1" xml:id="id60" draw:id="id60" draw:layer="layout" svg:width="0.229cm" svg:height="0.229cm" svg:x="19.629cm" svg:y="4.371cm">
          <text:p/>
        </draw:circle>
        <draw:connector draw:style-name="gr2" draw:text-style-name="P1" draw:layer="layout" draw:type="curve" svg:x1="19.858cm" svg:y1="4.485cm" svg:x2="20.825cm" svg:y2="6.5cm" draw:start-shape="id60" draw:start-glue-point="1" draw:end-shape="id61" draw:end-glue-point="0" svg:d="m19858 4485c645 0 967 671 967 20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8H15M41S</meta:editing-duration>
    <meta:editing-cycles>36</meta:editing-cycles>
    <meta:generator>OpenOffice.org/3.4.1$Win32 OpenOffice.org_project/341m1$Build-9593</meta:generator>
    <dc:date>2014-01-14T16:03:54.62</dc:date>
    <dc:creator>Nathan Bunker</dc:creator>
    <meta:printed-by>Nathan Bunker</meta:printed-by>
    <meta:print-date>2013-02-09T03:54:37.84</meta:print-date>
    <meta:document-statistic meta:object-count="155"/>
  </office:meta>
</office:document-meta>
</file>